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138cm" style:rel-column-width="2913*"/>
    </style:style>
    <style:style style:name="Tabla1.C" style:family="table-column">
      <style:table-column-properties style:column-width="6.197cm" style:rel-column-width="3513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3.979cm"/>
    </style:style>
    <style:style style:name="Tab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4.325cm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none" fo:border-top="none" fo:border-bottom="0.05pt solid #000000"/>
    </style:style>
    <style:style style:name="Tabla1.C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paragraph-rsid="00073805" style:font-size-asian="11pt" style:font-size-complex="11pt"/>
    </style:style>
    <style:style style:name="P3" style:family="paragraph" style:parent-style-name="Table_20_Contents" style:list-style-name="Numbering_20_123">
      <style:text-properties fo:font-size="10.5pt" officeooo:rsid="000a6293" officeooo:paragraph-rsid="000a6293" style:font-size-asian="10.5pt" style:font-size-complex="10.5pt"/>
    </style:style>
    <style:style style:name="P4" style:family="paragraph" style:parent-style-name="Table_20_Contents">
      <style:text-properties fo:font-size="11pt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fo:font-size="11pt" officeooo:paragraph-rsid="00073805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073805" officeooo:paragraph-rsid="00073805" style:font-size-asian="11pt" style:font-size-complex="11pt"/>
    </style:style>
    <style:style style:name="P8" style:family="paragraph" style:parent-style-name="Table_20_Contents">
      <style:text-properties fo:font-size="11pt" officeooo:rsid="00073805" officeooo:paragraph-rsid="00073805" style:font-size-asian="11pt" style:font-size-complex="11pt"/>
    </style:style>
    <style:style style:name="P9" style:family="paragraph" style:parent-style-name="Table_20_Contents">
      <style:text-properties fo:font-size="11pt" officeooo:rsid="00094b81" officeooo:paragraph-rsid="00094b81" style:font-size-asian="11pt" style:font-size-complex="11pt"/>
    </style:style>
    <style:style style:name="P10" style:family="paragraph" style:parent-style-name="Table_20_Contents">
      <style:text-properties fo:font-size="11pt" officeooo:rsid="000a6293" officeooo:paragraph-rsid="000a6293" style:font-size-asian="11pt" style:font-size-complex="11pt"/>
    </style:style>
    <style:style style:name="P11" style:family="paragraph" style:parent-style-name="Table_20_Contents" style:list-style-name="L1">
      <style:text-properties fo:font-size="11pt" officeooo:rsid="000a6293" officeooo:paragraph-rsid="000a6293" style:font-size-asian="11pt" style:font-size-complex="11pt"/>
    </style:style>
    <style:style style:name="P12" style:family="paragraph" style:parent-style-name="Table_20_Contents" style:list-style-name="Numbering_20_123">
      <style:text-properties fo:font-size="11pt" officeooo:rsid="000a6293" officeooo:paragraph-rsid="000a6293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fo:font-weight="bold" officeooo:rsid="000a6293" officeooo:paragraph-rsid="000a6293" style:font-size-asian="11pt" style:font-weight-asian="bold" style:font-size-complex="11pt" style:font-weight-complex="bold"/>
    </style:style>
    <style:style style:name="T1" style:family="text">
      <style:text-properties officeooo:rsid="000738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6293" style:font-weight-asian="bold" style:font-weight-complex="bold"/>
    </style:style>
    <style:style style:name="T4" style:family="text">
      <style:text-properties officeooo:rsid="00094b81"/>
    </style:style>
    <style:style style:name="T5" style:family="text">
      <style:text-properties officeooo:rsid="000a6293"/>
    </style:style>
    <style:style style:name="T6" style:family="text">
      <style:text-properties officeooo:rsid="000c0b2e"/>
    </style:style>
    <style:style style:name="T7" style:family="text">
      <style:text-properties officeooo:rsid="000dcef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2241212389824">
          <table:table-cell table:style-name="Tabla1.A1" office:value-type="string">
            <text:p text:style-name="P6"><text:span text:style-name="T1">KEYWORD</text:span></text:p>
          </table:table-cell>
          <table:table-cell table:style-name="Tabla1.A1" office:value-type="string">
            <text:p text:style-name="P7">DESCRIPCIÓN</text:p>
          </table:table-cell>
          <table:table-cell table:style-name="Tabla1.C1" office:value-type="string">
            <text:p text:style-name="P7">EJEMPLO</text:p>
          </table:table-cell>
        </table:table-row>
        <table:table-row table:style-name="TableLine2241212389824">
          <table:table-cell table:style-name="Tabla1.A2" office:value-type="string">
            <text:p text:style-name="P6"><text:span text:style-name="T2">do</text:span> </text:p>
          </table:table-cell>
          <table:table-cell table:style-name="Tabla1.B2" office:value-type="string">
            <text:p text:style-name="P4"/>
            <text:p text:style-name="P8">Bucle que se ejecuta y luego evalúa. </text:p>
          </table:table-cell>
          <table:table-cell table:style-name="Tabla1.C2" office:value-type="string">
            <text:p text:style-name="P4"/>
            <text:p text:style-name="P4">do {</text:p>
            <text:p text:style-name="P4"/>
            <text:p text:style-name="P4">} while (<text:span text:style-name="T1">condicion</text:span>);</text:p>
          </table:table-cell>
        </table:table-row>
        <table:table-row table:style-name="Tabla1.3">
          <table:table-cell table:style-name="Tabla1.A2" office:value-type="string">
            <text:p text:style-name="P5"><text:span text:style-name="T2">switch</text:span> </text:p>
            <text:p text:style-name="P5"/>
          </table:table-cell>
          <table:table-cell table:style-name="Tabla1.A2" office:value-type="string">
            <text:p text:style-name="P7"/>
            <text:p text:style-name="P7">Evalúa la variable entre el paréntesis y mira comprueba que caso se esta dando, si no se ejecuta ninguno de los casos hará el default.</text:p>
          </table:table-cell>
          <table:table-cell table:style-name="Tabla1.C3" office:value-type="string">
            <text:p text:style-name="P6">switch (<text:span text:style-name="T1">variable o array[i]</text:span>) {</text:p>
            <text:p text:style-name="P6">case <text:span text:style-name="T1">1</text:span>: </text:p>
            <text:p text:style-name="P7"><text:s text:c="22"/>if(ejmplo){};</text:p>
            <text:p text:style-name="P6"><text:span text:style-name="T1"><text:s text:c="11"/>break;</text:span></text:p>
            <text:p text:style-name="P5">default:</text:p>
            <text:p text:style-name="P6"><text:span text:style-name="T1"><text:s text:c="18"/>sout</text:span>(“”); </text:p>
            <text:p text:style-name="P6"><text:s text:c="13"/>break;</text:p>
            <text:p text:style-name="P5">}</text:p>
          </table:table-cell>
        </table:table-row>
        <table:table-row table:style-name="TableLine2241212389824">
          <table:table-cell table:style-name="Tabla1.A2" office:value-type="string">
            <text:p text:style-name="P5"><text:span text:style-name="T3">Array</text:span> </text:p>
          </table:table-cell>
          <table:table-cell table:style-name="Tabla1.B4" office:value-type="string">
            <text:p text:style-name="P9">Ex: Ejemplo, [lon ] la longitud de el array (se puede combinar con un scanner)</text:p>
            <text:p text:style-name="P9"/>
            <text:p text:style-name="P10">Para añadi<text:span text:style-name="T7">r unn valor</text:span></text:p>
          </table:table-cell>
          <table:table-cell table:style-name="Tabla1.C4" office:value-type="string">
            <text:p text:style-name="P4"><text:s text:c="8"/>int[] array<text:span text:style-name="T4">Ex</text:span> = new int[lon];</text:p>
            <text:p text:style-name="P4"/>
            <text:p text:style-name="P4"/>
            <text:p text:style-name="P4"/>
            <text:p text:style-name="P10"><text:s/><text:span text:style-name="T7">arrayEx[i] = variable;</text:span></text:p>
            <text:p text:style-name="P4"/>
          </table:table-cell>
        </table:table-row>
        <table:table-row table:style-name="Tabla1.5">
          <table:table-cell table:style-name="Tabla1.A2" office:value-type="string">
            <text:p text:style-name="P13">Scanner</text:p>
          </table:table-cell>
          <table:table-cell table:style-name="Tabla1.B5" office:value-type="string">
            <text:list xml:id="list3832647643" text:style-name="L1">
              <text:list-item>
                <text:p text:style-name="P11">Abrir escáner </text:p>
              </text:list-item>
              <text:list-item>
                <text:p text:style-name="P11">Comprobacion numero scanner mediante booleano</text:p>
              </text:list-item>
            </text:list>
          </table:table-cell>
          <table:table-cell table:style-name="Tabla1.C5" office:value-type="string">
            <text:list xml:id="list856408061" text:style-name="Numbering_20_123">
              <text:list-item>
                <text:p text:style-name="P12">Scanner scn = new Scanner(System.in);</text:p>
              </text:list-item>
            </text:list>
            <text:p text:style-name="P10"/>
            <text:list xml:id="list175961297828010" text:continue-numbering="true" text:style-name="Numbering_20_123">
              <text:list-item>
                <text:p text:style-name="P3"><text:s/>correcte <text:span text:style-name="T6">=</text:span>scn.hasNextInt();</text:p>
                <text:p text:style-name="P3"><text:s text:c="12"/>if (correcte) {</text:p>
                <text:p text:style-name="P3"><text:s text:c="16"/>lon = scn.nextInt();</text:p>
              </text:list-item>
            </text:list>
          </table:table-cell>
        </table:table-row>
        <table:table-row table:style-name="TableLine2241212389824">
          <table:table-cell table:style-name="Tabla1.A2" office:value-type="string">
            <text:p text:style-name="P5"/>
          </table:table-cell>
          <table:table-cell table:style-name="Tabla1.B6" office:value-type="string">
            <text:p text:style-name="P4"/>
          </table:table-cell>
          <table:table-cell table:style-name="Tabla1.C6" office:value-type="string">
            <text:p text:style-name="P4"/>
          </table:table-cell>
        </table:table-row>
        <table:table-row table:style-name="TableLine2241212389824">
          <table:table-cell table:style-name="Tabla1.A2" office:value-type="string">
            <text:p text:style-name="P5"/>
          </table:table-cell>
          <table:table-cell table:style-name="Tabla1.B7" office:value-type="string">
            <text:p text:style-name="P4"/>
          </table:table-cell>
          <table:table-cell table:style-name="Tabla1.C7" office:value-type="string">
            <text:p text:style-name="P4"/>
          </table:table-cell>
        </table:table-row>
        <table:table-row table:style-name="TableLine2241212389824">
          <table:table-cell table:style-name="Tabla1.A2" office:value-type="string">
            <text:p text:style-name="P5"/>
          </table:table-cell>
          <table:table-cell table:style-name="Tabla1.B8" office:value-type="string">
            <text:p text:style-name="P4"/>
          </table:table-cell>
          <table:table-cell table:style-name="Tabla1.C8" office:value-type="string">
            <text:p text:style-name="P4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1T17:59:56.875000000</dc:date>
    <meta:editing-duration>PT8M4S</meta:editing-duration>
    <meta:editing-cycles>1</meta:editing-cycles>
    <meta:document-statistic meta:table-count="1" meta:image-count="0" meta:object-count="0" meta:page-count="1" meta:paragraph-count="29" meta:word-count="108" meta:character-count="743" meta:non-whitespace-character-count="559"/>
    <meta:generator>LibreOffice/7.1.3.2$Windows_X86_64 LibreOffice_project/47f78053abe362b9384784d31a6e56f8511eb1c1</meta:generator>
  </office:meta>
</office:document-meta>
</file>